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6047in"/>
    </style:style>
    <style:style style:name="co2" style:family="table-column">
      <style:table-column-properties fo:break-before="auto" style:column-width="1.6547in"/>
    </style:style>
    <style:style style:name="co3" style:family="table-column">
      <style:table-column-properties fo:break-before="auto" style:column-width="1.2819in"/>
    </style:style>
    <style:style style:name="co4" style:family="table-column">
      <style:table-column-properties fo:break-before="auto" style:column-width="0.5634in"/>
    </style:style>
    <style:style style:name="co5" style:family="table-column">
      <style:table-column-properties fo:break-before="auto" style:column-width="1.4791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2.131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ext-properties style:use-window-font-color="true"/>
    </style:style>
    <style:style style:name="ce5" style:family="table-cell" style:parent-style-name="Default">
      <style:table-cell-properties fo:background-color="transparent"/>
      <style:text-properties style:use-window-font-color="true"/>
    </style:style>
    <style:style style:name="ce13" style:family="table-cell" style:parent-style-name="Default">
      <style:table-cell-properties fo:background-color="transparent"/>
      <style:text-properties fo:color="#ff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4"/>
        <table:table-column table:style-name="co3" table:default-cell-style-name="ce5"/>
        <table:table-column table:style-name="co4" table:number-columns-repeated="2" table:default-cell-style-name="ce4"/>
        <table:table-column table:style-name="co5" table:default-cell-style-name="ce4"/>
        <table:table-column table:style-name="co3" table:default-cell-style-name="ce4"/>
        <table:table-column table:style-name="co6" table:number-columns-repeated="2" table:default-cell-style-name="ce4"/>
        <table:table-column table:style-name="co6" table:number-columns-repeated="16374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gPY-PY</text:p>
          </table:table-cell>
          <table:table-cell table:style-name="ce1" office:value-type="string" calcext:value-type="string">
            <text:p>Velocity</text:p>
          </table:table-cell>
          <table:table-cell table:style-name="ce1" office:value-type="string" calcext:value-type="string">
            <text:p>Std</text:p>
          </table:table-cell>
          <table:table-cell table:style-name="ce1"/>
          <table:table-cell table:style-name="ce1" office:value-type="string" calcext:value-type="string">
            <text:p>gPY-IN</text:p>
          </table:table-cell>
          <table:table-cell table:style-name="ce1" office:value-type="string" calcext:value-type="string">
            <text:p>Velocity</text:p>
          </table:table-cell>
          <table:table-cell table:style-name="ce1" office:value-type="string" calcext:value-type="string">
            <text:p>Std</text:p>
          </table:table-cell>
          <table:table-cell table:style-name="ce1" table:number-columns-repeated="3"/>
          <table:table-cell table:number-columns-repeated="16374"/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140.058830623526" calcext:value-type="float">
            <text:p>140.058830623526</text:p>
          </table:table-cell>
          <table:table-cell table:style-name="ce4" office:value-type="float" office:value="92.063885282553" calcext:value-type="float">
            <text:p>92.063885282553</text:p>
          </table:table-cell>
          <table:table-cell/>
          <table:table-cell office:value-type="float" office:value="0.02" calcext:value-type="float">
            <text:p>0.02</text:p>
          </table:table-cell>
          <table:table-cell office:value-type="float" office:value="418.946549551418" calcext:value-type="float">
            <text:p>418.946549551418</text:p>
          </table:table-cell>
          <table:table-cell office:value-type="float" office:value="143.770337191745" calcext:value-type="float">
            <text:p>143.770337191745</text:p>
          </table:table-cell>
          <table:table-cell table:number-columns-repeated="16377"/>
        </table:table-row>
        <table:table-row table:style-name="ro1">
          <table:table-cell office:value-type="float" office:value="0.13" calcext:value-type="float">
            <text:p>0.13</text:p>
          </table:table-cell>
          <table:table-cell office:value-type="float" office:value="217.821159932437" calcext:value-type="float">
            <text:p>217.821159932437</text:p>
          </table:table-cell>
          <table:table-cell table:style-name="ce4" office:value-type="float" office:value="118.561802997673" calcext:value-type="float">
            <text:p>118.561802997673</text:p>
          </table:table-cell>
          <table:table-cell/>
          <table:table-cell office:value-type="float" office:value="0.03" calcext:value-type="float">
            <text:p>0.03</text:p>
          </table:table-cell>
          <table:table-cell office:value-type="float" office:value="337.888173205426" calcext:value-type="float">
            <text:p>337.888173205426</text:p>
          </table:table-cell>
          <table:table-cell office:value-type="float" office:value="112.911177154143" calcext:value-type="float">
            <text:p>112.911177154143</text:p>
          </table:table-cell>
          <table:table-cell table:number-columns-repeated="2"/>
          <table:table-cell table:style-name="ce4"/>
          <table:table-cell table:number-columns-repeated="16374"/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257.209284928657" calcext:value-type="float">
            <text:p>257.209284928657</text:p>
          </table:table-cell>
          <table:table-cell table:style-name="ce4" office:value-type="float" office:value="136.616568606629" calcext:value-type="float">
            <text:p>136.616568606629</text:p>
          </table:table-cell>
          <table:table-cell/>
          <table:table-cell office:value-type="float" office:value="0.04" calcext:value-type="float">
            <text:p>0.04</text:p>
          </table:table-cell>
          <table:table-cell office:value-type="float" office:value="298.894122048514" calcext:value-type="float">
            <text:p>298.894122048514</text:p>
          </table:table-cell>
          <table:table-cell office:value-type="float" office:value="129.743217746648" calcext:value-type="float">
            <text:p>129.743217746648</text:p>
          </table:table-cell>
          <table:table-cell table:number-columns-repeated="16377"/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295.810641944773" calcext:value-type="float">
            <text:p>295.810641944773</text:p>
          </table:table-cell>
          <table:table-cell table:style-name="ce4" office:value-type="float" office:value="84.4940486179417" calcext:value-type="float">
            <text:p>84.4940486179417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316.857506963284" calcext:value-type="float">
            <text:p>316.857506963284</text:p>
          </table:table-cell>
          <table:table-cell office:value-type="float" office:value="171.336013907523" calcext:value-type="float">
            <text:p>171.336013907523</text:p>
          </table:table-cell>
          <table:table-cell table:number-columns-repeated="16377"/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314.532197266454" calcext:value-type="float">
            <text:p>314.532197266454</text:p>
          </table:table-cell>
          <table:table-cell table:style-name="ce4" office:value-type="float" office:value="123.671908598174" calcext:value-type="float">
            <text:p>123.671908598174</text:p>
          </table:table-cell>
          <table:table-cell/>
          <table:table-cell office:value-type="float" office:value="0.06" calcext:value-type="float">
            <text:p>0.06</text:p>
          </table:table-cell>
          <table:table-cell office:value-type="float" office:value="259.261546250333" calcext:value-type="float">
            <text:p>259.261546250333</text:p>
          </table:table-cell>
          <table:table-cell office:value-type="float" office:value="103.000087226226" calcext:value-type="float">
            <text:p>103.000087226226</text:p>
          </table:table-cell>
          <table:table-cell table:number-columns-repeated="16377"/>
        </table:table-row>
        <table:table-row table:style-name="ro1">
          <table:table-cell table:number-columns-repeated="4"/>
          <table:table-cell office:value-type="float" office:value="0.07" calcext:value-type="float">
            <text:p>0.07</text:p>
          </table:table-cell>
          <table:table-cell office:value-type="float" office:value="243.948460767159" calcext:value-type="float">
            <text:p>243.948460767159</text:p>
          </table:table-cell>
          <table:table-cell office:value-type="float" office:value="137.406408723269" calcext:value-type="float">
            <text:p>137.406408723269</text:p>
          </table:table-cell>
          <table:table-cell/>
          <table:table-cell table:style-name="ce13"/>
          <table:table-cell table:style-name="ce4"/>
          <table:table-cell table:number-columns-repeated="16374"/>
        </table:table-row>
        <table:table-row table:style-name="ro1">
          <table:table-cell table:number-columns-repeated="4"/>
          <table:table-cell office:value-type="float" office:value="0.08" calcext:value-type="float">
            <text:p>0.08</text:p>
          </table:table-cell>
          <table:table-cell office:value-type="float" office:value="216.836170113911" calcext:value-type="float">
            <text:p>216.836170113911</text:p>
          </table:table-cell>
          <table:table-cell office:value-type="float" office:value="114.57633281407" calcext:value-type="float">
            <text:p>114.57633281407</text:p>
          </table:table-cell>
          <table:table-cell table:number-columns-repeated="16377"/>
        </table:table-row>
        <table:table-row table:style-name="ro1" table:visibility="collapse" table:number-rows-repeated="1048567">
          <table:table-cell table:number-columns-repeated="16384"/>
        </table:table-row>
        <table:table-row table:style-name="ro1" table:visibility="collapse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27">00/00/0000</text:date>, <text:time style:data-style-name="N2" text:time-value="18:38:24.258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8-13T19:10:38.732000000</meta:creation-date>
    <dc:date>2024-08-27T18:48:51.590000000</dc:date>
    <meta:editing-duration>P1DT20H11M5S</meta:editing-duration>
    <meta:editing-cycles>28</meta:editing-cycles>
    <meta:generator>LibreOffice/24.2.0.3$Windows_X86_64 LibreOffice_project/da48488a73ddd66ea24cf16bbc4f7b9c08e9bea1</meta:generator>
    <meta:document-statistic meta:table-count="1" meta:cell-count="42" meta:object-count="0"/>
  </office:meta>
</office:document-meta>
</file>